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800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8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5.35cm" fo:min-width="0.7cm"/>
    </style:style>
    <style:style style:name="gr5" style:family="graphic" style:parent-style-name="objectwithoutfill">
      <style:graphic-properties svg:stroke-width="0.053cm" svg:stroke-color="#808080" draw:marker-start="Arrow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666666" draw:marker-start="Arrow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8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05cm"/>
      <style:paragraph-properties style:writing-mode="lr-tb"/>
    </style:style>
    <style:style style:name="gr13" style:family="graphic" style:parent-style-name="objectwithoutfill">
      <style:graphic-properties draw:stroke="dash" draw:stroke-dash="Dot"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Dot" svg:stroke-width="0.053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Dot" svg:stroke-width="0.053cm" svg:stroke-color="#ff8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ed_20__28_var_29_" svg:stroke-width="0.081cm" svg:stroke-color="#ff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7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80008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1.289cm"/>
      <style:paragraph-properties style:writing-mode="lr-tb"/>
    </style:style>
    <style:style style:name="gr21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textarea-horizontal-align="justify" draw:textarea-vertical-align="middle" draw:auto-grow-height="false" fo:min-height="0.641cm" fo:min-width="4.088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a933" draw:fill-color="#800080" draw:opacity="30%" draw:textarea-horizontal-align="justify" draw:textarea-vertical-align="middle" draw:auto-grow-height="false" fo:min-height="12.65cm" fo:min-width="2.7cm"/>
    </style:style>
    <style:style style:name="gr23" style:family="graphic" style:parent-style-name="standard">
      <style:graphic-properties draw:stroke="none" svg:stroke-color="#00a933" draw:fill-color="#00a933" draw:opacity="30%" draw:textarea-horizontal-align="justify" draw:textarea-vertical-align="middle" draw:auto-grow-height="false" fo:min-height="12.65cm" fo:min-width="0.5cm"/>
    </style:style>
    <style:style style:name="gr2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5" style:family="graphic" style:parent-style-name="standard">
      <style:graphic-properties draw:stroke="none" svg:stroke-color="#00a933" draw:fill-color="#ff8000" draw:opacity="30%" draw:textarea-horizontal-align="justify" draw:textarea-vertical-align="middle" draw:auto-grow-height="false" fo:min-height="12.65cm" fo:min-width="7.4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22cm" fo:min-width="7.679cm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800080" draw:opacity="30%" draw:textarea-horizontal-align="justify" draw:textarea-vertical-align="middle" draw:auto-grow-height="false" fo:min-height="0.75cm" fo:min-width="0.1cm"/>
    </style:style>
    <style:style style:name="gr29" style:family="graphic" style:parent-style-name="standard">
      <style:graphic-properties draw:stroke="none" svg:stroke-color="#000000" draw:fill="solid" draw:fill-color="#00a933" draw:opacity="30%" draw:textarea-horizontal-align="justify" draw:textarea-vertical-align="middle" draw:auto-grow-height="false" fo:min-height="0.75cm" fo:min-width="0.1cm"/>
    </style:style>
    <style:style style:name="gr30" style:family="graphic" style:parent-style-name="standard">
      <style:graphic-properties draw:stroke="none" svg:stroke-color="#000000" draw:fill="solid" draw:fill-color="#ff8000" draw:opacity="30%" draw:textarea-horizontal-align="justify" draw:textarea-vertical-align="middle" draw:auto-grow-height="false" fo:min-height="0.75cm" fo:min-width="0.1cm"/>
    </style:style>
    <style:style style:name="gr31" style:family="graphic" style:parent-style-name="standard">
      <style:graphic-properties draw:stroke="solid" svg:stroke-color="#000000" draw:fill="none" draw:fill-color="#808080" draw:opacity="30%" draw:textarea-horizontal-align="justify" draw:textarea-vertical-align="middle" draw:auto-grow-height="false" fo:min-height="0.75cm" fo:min-width="1.3cm"/>
    </style:style>
    <style:style style:name="gr32" style:family="graphic" style:parent-style-name="standard">
      <style:graphic-properties draw:stroke="none" svg:stroke-color="#00a933" draw:fill-color="#ff8000" draw:opacity="30%" draw:textarea-horizontal-align="justify" draw:textarea-vertical-align="middle" draw:auto-grow-height="false" fo:min-height="12.65cm" fo:min-width="6.4cm"/>
    </style:style>
    <style:style style:name="gr33" style:family="graphic" style:parent-style-name="standard">
      <style:graphic-properties draw:stroke="none" svg:stroke-color="#00a933" draw:fill-color="#00a933" draw:opacity="30%" draw:textarea-horizontal-align="justify" draw:textarea-vertical-align="middle" draw:auto-grow-height="false" fo:min-height="12.65cm" fo:min-width="1.3cm"/>
    </style:style>
    <style:style style:name="gr34" style:family="graphic" style:parent-style-name="standard">
      <style:graphic-properties draw:stroke="none" svg:stroke-color="#00a933" draw:fill="solid" draw:fill-color="#00a933" draw:opacity="20%" draw:opacity-name="" draw:textarea-horizontal-align="justify" draw:textarea-vertical-align="middle" draw:auto-grow-height="false" fo:min-height="12.65cm" fo:min-width="0cm"/>
    </style:style>
    <style:style style:name="gr35" style:family="graphic" style:parent-style-name="standard">
      <style:graphic-properties draw:stroke="none" svg:stroke-color="#00a933" draw:fill="solid" draw:fill-color="#ff8000" draw:opacity="20%" draw:opacity-name="" draw:textarea-horizontal-align="justify" draw:textarea-vertical-align="middle" draw:auto-grow-height="false" fo:min-height="12.65cm" fo:min-width="0cm"/>
    </style:style>
    <style:style style:name="gr3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022cm" fo:min-width="9.972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solid" draw:fill-color="#ff8000" draw:opacity="30%" draw:textarea-horizontal-align="justify" draw:textarea-vertical-align="middle" draw:auto-grow-height="false" fo:min-height="0.75cm" fo:min-width="0.4cm"/>
    </style:style>
    <style:style style:name="gr38" style:family="graphic" style:parent-style-name="standard">
      <style:graphic-properties draw:stroke="none" svg:stroke-color="#000000" draw:fill="solid" draw:fill-color="#00a933" draw:opacity="30%" draw:textarea-horizontal-align="justify" draw:textarea-vertical-align="middle" draw:auto-grow-height="false" fo:min-height="0.75cm" fo:min-width="0.4cm"/>
    </style:style>
    <style:style style:name="gr39" style:family="graphic" style:parent-style-name="standard">
      <style:graphic-properties draw:stroke="none" svg:stroke-color="#00a933" draw:fill-color="#ff8000" draw:opacity="20%" draw:textarea-horizontal-align="justify" draw:textarea-vertical-align="middle" draw:auto-grow-height="false" fo:min-height="0.75cm" fo:min-width="0cm"/>
    </style:style>
    <style:style style:name="gr40" style:family="graphic" style:parent-style-name="standard">
      <style:graphic-properties draw:stroke="none" svg:stroke-color="#00a933" draw:fill-color="#00a933" draw:opacity="20%" draw:textarea-horizontal-align="justify" draw:textarea-vertical-align="middle" draw:auto-grow-height="false" fo:min-height="0.75cm" fo:min-width="0cm"/>
    </style:style>
    <style:style style:name="gr41" style:family="graphic" style:parent-style-name="standard">
      <style:graphic-properties draw:stroke="solid" svg:stroke-color="#000000" draw:fill="none" draw:fill-color="#ff8000" draw:opacity="30%" draw:textarea-horizontal-align="justify" draw:textarea-vertical-align="middle" draw:auto-grow-height="false" fo:min-height="0.75cm" fo:min-width="1.3cm"/>
    </style:style>
    <style:style style:name="gr42" style:family="graphic" style:parent-style-name="standard">
      <style:graphic-properties draw:stroke="solid" svg:stroke-color="#000000" draw:fill-color="#808080" draw:opacity="30%" draw:textarea-horizontal-align="justify" draw:textarea-vertical-align="middle" draw:auto-grow-height="false" fo:min-height="0.75cm" fo:min-width="1.3cm"/>
    </style:style>
    <style:style style:name="gr43" style:family="graphic" style:parent-style-name="standard">
      <style:graphic-properties draw:stroke="none" svg:stroke-color="#00a933" draw:fill-color="#666666" draw:opacity="20%" draw:textarea-horizontal-align="justify" draw:textarea-vertical-align="middle" draw:auto-grow-height="false" fo:min-height="0.75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00a933" style:font-name="Linux Libertine G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800080" style:font-name="Linux Libertine G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8000" style:font-name="Linux Libertine G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666666" style:font-name="Linux Libertine G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color="#ff0000" style:font-name="Linux Libertine G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Linux Libertine G"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800080" draw:opacity="30%"/>
      <style:paragraph-properties fo:text-align="center"/>
    </style:style>
    <style:style style:name="P11" style:family="paragraph">
      <loext:graphic-properties draw:fill-color="#00a933" draw:opacity="30%"/>
      <style:paragraph-properties fo:text-align="center"/>
    </style:style>
    <style:style style:name="P12" style:family="paragraph">
      <style:text-properties fo:font-size="14pt"/>
    </style:style>
    <style:style style:name="P13" style:family="paragraph">
      <loext:graphic-properties draw:fill-color="#ff8000" draw:opacity="30%"/>
      <style:paragraph-properties fo:text-align="center"/>
    </style:style>
    <style:style style:name="P14" style:family="paragraph">
      <style:text-properties style:font-name="Linux Libertine G" fo:font-size="14pt" style:font-size-asian="14pt" style:font-size-complex="14pt"/>
    </style:style>
    <style:style style:name="P15" style:family="paragraph">
      <loext:graphic-properties draw:fill="none" draw:fill-color="#ffffff"/>
      <style:text-properties style:font-name="Linux Libertine G" fo:font-size="14pt" style:font-size-asian="14pt" style:font-size-complex="14pt"/>
    </style:style>
    <style:style style:name="P16" style:family="paragraph">
      <loext:graphic-properties draw:fill="solid" draw:fill-color="#800080" draw:opacity="30%"/>
      <style:paragraph-properties fo:text-align="center"/>
    </style:style>
    <style:style style:name="P17" style:family="paragraph">
      <loext:graphic-properties draw:fill="solid" draw:fill-color="#00a933" draw:opacity="30%"/>
      <style:paragraph-properties fo:text-align="center"/>
    </style:style>
    <style:style style:name="P18" style:family="paragraph">
      <loext:graphic-properties draw:fill="solid" draw:fill-color="#ff8000" draw:opacity="30%"/>
      <style:paragraph-properties fo:text-align="center"/>
    </style:style>
    <style:style style:name="P19" style:family="paragraph">
      <loext:graphic-properties draw:fill="none" draw:fill-color="#808080" draw:opacity="30%"/>
      <style:paragraph-properties fo:text-align="center"/>
    </style:style>
    <style:style style:name="P20" style:family="paragraph">
      <loext:graphic-properties draw:fill="solid" draw:fill-color="#00a933" draw:opacity="20%"/>
      <style:paragraph-properties fo:text-align="center"/>
    </style:style>
    <style:style style:name="P21" style:family="paragraph">
      <loext:graphic-properties draw:fill="solid" draw:fill-color="#ff8000" draw:opacity="20%"/>
      <style:paragraph-properties fo:text-align="center"/>
    </style:style>
    <style:style style:name="P22" style:family="paragraph">
      <loext:graphic-properties draw:fill-color="#ff8000" draw:opacity="20%"/>
      <style:paragraph-properties fo:text-align="center"/>
    </style:style>
    <style:style style:name="P23" style:family="paragraph">
      <loext:graphic-properties draw:fill-color="#00a933" draw:opacity="20%"/>
      <style:paragraph-properties fo:text-align="center"/>
    </style:style>
    <style:style style:name="P24" style:family="paragraph">
      <loext:graphic-properties draw:fill="none" draw:fill-color="#ff8000" draw:opacity="30%"/>
      <style:paragraph-properties fo:text-align="center"/>
    </style:style>
    <style:style style:name="P25" style:family="paragraph">
      <loext:graphic-properties draw:fill-color="#808080" draw:opacity="30%"/>
      <style:paragraph-properties fo:text-align="center"/>
    </style:style>
    <style:style style:name="P26" style:family="paragraph">
      <loext:graphic-properties draw:fill-color="#666666" draw:opacity="20%"/>
      <style:paragraph-properties fo:text-align="center"/>
    </style:style>
    <style:style style:name="T1" style:family="text">
      <style:text-properties fo:color="#00a933" style:font-name="Linux Libertine G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80" style:font-name="Linux Libertine G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8000" style:font-name="Linux Libertine G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666666" style:font-name="Linux Libertine G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0000" style:font-name="Linux Libertine G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Linux Libertine G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Linux Libertine G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Linux Libertine G" fo:font-size="14pt" style:font-size-asian="14pt" style:font-size-complex="14pt"/>
    </style:style>
    <style:style style:name="T9" style:family="text">
      <style:text-properties style:font-name="Linux Libertine G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3.303cm" svg:height="12.23cm" draw:transform="skewX (-0.0361283155162826) rotate (-1.51738925168387) translate (14.4898023505116cm 0.00565541827343009cm)" svg:viewBox="0 0 13304 12231" svg:d="M0 12231c13550 1 13304-12231 13304-12231">
          <text:p/>
        </draw:path>
        <draw:path draw:style-name="gr2" draw:text-style-name="P1" draw:layer="layout" svg:width="12.912cm" svg:height="11.777cm" draw:transform="skewX (-0.109606677025244) rotate (-1.41319309533981) translate (13.200932858363cm -0.528327310061279cm)" svg:viewBox="0 0 12913 11778" svg:d="M0 11778c8479 0 12913-11778 12913-11778">
          <text:p/>
        </draw:path>
        <draw:path draw:style-name="gr3" draw:text-style-name="P1" draw:layer="layout" svg:width="9.806cm" svg:height="11.677cm" draw:transform="skewX (0.00174532925199434) rotate (-1.31650185477932) translate (12.8202680834531cm 1.50883891776913cm)" svg:viewBox="0 0 9807 11678" svg:d="M0 11678c6440 0 9807-11678 9807-11678">
          <text:p/>
        </draw:path>
        <draw:custom-shape draw:style-name="gr4" draw:text-style-name="P2" draw:layer="layout" svg:width="1.2cm" svg:height="5.6cm" svg:x="1.1cm" svg:y="2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0.8cm" svg:x2="2cm" svg:y2="14cm">
          <text:p/>
        </draw:line>
        <draw:custom-shape draw:style-name="gr4" draw:text-style-name="P2" draw:layer="layout" svg:width="1.2cm" svg:height="5.6cm" svg:x="14.4cm" svg:y="7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2cm" svg:y1="14.001cm" svg:x2="2cm" svg:y2="14.001cm">
          <text:p/>
        </draw:line>
        <draw:line draw:style-name="gr7" draw:text-style-name="P1" draw:layer="layout" svg:x1="10cm" svg:y1="2cm" svg:x2="11cm" svg:y2="2cm">
          <text:p/>
        </draw:line>
        <draw:line draw:style-name="gr8" draw:text-style-name="P1" draw:layer="layout" svg:x1="10cm" svg:y1="3cm" svg:x2="11cm" svg:y2="3cm">
          <text:p/>
        </draw:line>
        <draw:line draw:style-name="gr9" draw:text-style-name="P1" draw:layer="layout" svg:x1="10cm" svg:y1="4cm" svg:x2="11cm" svg:y2="4cm">
          <text:p/>
        </draw:line>
        <draw:frame draw:style-name="gr10" draw:text-style-name="P3" draw:layer="layout" svg:width="3.6cm" svg:height="0.819cm" svg:x="11cm" svg:y="1.5cm">
          <draw:text-box>
            <text:p><text:span text:style-name="T1">CSDM</text:span></text:p>
          </draw:text-box>
        </draw:frame>
        <draw:frame draw:style-name="gr10" draw:text-style-name="P4" draw:layer="layout" svg:width="4.4cm" svg:height="0.819cm" svg:x="11cm" svg:y="2.5cm">
          <draw:text-box>
            <text:p><text:span text:style-name="T2">Backward PBM</text:span></text:p>
          </draw:text-box>
        </draw:frame>
        <draw:frame draw:style-name="gr10" draw:text-style-name="P5" draw:layer="layout" svg:width="4.4cm" svg:height="0.819cm" svg:x="11cm" svg:y="3.5cm">
          <draw:text-box>
            <text:p><text:span text:style-name="T3">Forward PBM</text:span></text:p>
          </draw:text-box>
        </draw:frame>
        <draw:frame draw:style-name="gr11" draw:text-style-name="P6" draw:layer="layout" svg:width="2.6cm" svg:height="1.387cm" svg:x="13.3cm" svg:y="14.181cm">
          <draw:text-box>
            <text:p><text:span text:style-name="T4">Climatic novelty</text:span></text:p>
          </draw:text-box>
        </draw:frame>
        <draw:frame draw:style-name="gr12" draw:text-style-name="P6" draw:layer="layout" svg:width="3.5cm" svg:height="1.955cm" draw:transform="rotate (1.5707963267949) translate (0.3cm 3.6cm)">
          <draw:text-box>
            <text:p><text:span text:style-name="T4">Model performance</text:span></text:p>
          </draw:text-box>
        </draw:frame>
      </draw:page>
      <draw:page draw:name="page2" draw:style-name="dp1" draw:master-page-name="Standard">
        <draw:path draw:style-name="gr1" draw:text-style-name="P1" draw:layer="layout" svg:width="13.303cm" svg:height="12.23cm" draw:transform="skewX (-0.0361283155162826) rotate (-1.51738925168387) translate (14.4898023505116cm 0.00565541827343009cm)" svg:viewBox="0 0 13304 12231" svg:d="M0 12231c13550 1 13304-12231 13304-12231">
          <text:p/>
        </draw:path>
        <draw:path draw:style-name="gr2" draw:text-style-name="P1" draw:layer="layout" svg:width="12.912cm" svg:height="11.777cm" draw:transform="skewX (-0.109606677025244) rotate (-1.41319309533981) translate (13.200932858363cm -0.528327310061279cm)" svg:viewBox="0 0 12913 11778" svg:d="M0 11778c8479 0 12913-11778 12913-11778">
          <text:p/>
        </draw:path>
        <draw:path draw:style-name="gr3" draw:text-style-name="P1" draw:layer="layout" svg:width="9.806cm" svg:height="11.677cm" draw:transform="skewX (0.00174532925199434) rotate (-1.31650185477932) translate (12.8202680834531cm 1.50883891776913cm)" svg:viewBox="0 0 9807 11678" svg:d="M0 11678c6440 0 9807-11678 9807-11678">
          <text:p/>
        </draw:path>
        <draw:custom-shape draw:style-name="gr4" draw:text-style-name="P2" draw:layer="layout" svg:width="1.2cm" svg:height="5.6cm" svg:x="1.1cm" svg:y="2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0.8cm" svg:x2="2cm" svg:y2="14cm">
          <text:p/>
        </draw:line>
        <draw:custom-shape draw:style-name="gr4" draw:text-style-name="P2" draw:layer="layout" svg:width="1.2cm" svg:height="5.6cm" svg:x="14.4cm" svg:y="7.9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1cm" svg:y1="10.4cm" svg:x2="6.1cm" svg:y2="14.001cm">
          <text:p/>
        </draw:line>
        <draw:line draw:style-name="gr14" draw:text-style-name="P1" draw:layer="layout" svg:x1="8.8cm" svg:y1="10.4cm" svg:x2="8.8cm" svg:y2="14.001cm">
          <text:p/>
        </draw:line>
        <draw:line draw:style-name="gr15" draw:text-style-name="P1" draw:layer="layout" svg:x1="11cm" svg:y1="10.5cm" svg:x2="11cm" svg:y2="14.001cm">
          <text:p/>
        </draw:line>
        <draw:line draw:style-name="gr16" draw:text-style-name="P1" draw:layer="layout" svg:x1="2cm" svg:y1="10.4cm" svg:x2="15cm" svg:y2="10.5cm">
          <text:p/>
        </draw:line>
        <draw:line draw:style-name="gr6" draw:text-style-name="P1" draw:layer="layout" svg:x1="15.2cm" svg:y1="14.001cm" svg:x2="2cm" svg:y2="14.001cm">
          <text:p/>
        </draw:line>
        <draw:line draw:style-name="gr7" draw:text-style-name="P1" draw:layer="layout" svg:x1="10cm" svg:y1="2cm" svg:x2="11cm" svg:y2="2cm">
          <text:p/>
        </draw:line>
        <draw:line draw:style-name="gr8" draw:text-style-name="P1" draw:layer="layout" svg:x1="10cm" svg:y1="3cm" svg:x2="11cm" svg:y2="3cm">
          <text:p/>
        </draw:line>
        <draw:line draw:style-name="gr9" draw:text-style-name="P1" draw:layer="layout" svg:x1="10cm" svg:y1="4cm" svg:x2="11cm" svg:y2="4cm">
          <text:p/>
        </draw:line>
        <draw:frame draw:style-name="gr10" draw:text-style-name="P3" draw:layer="layout" svg:width="3.6cm" svg:height="0.819cm" svg:x="11cm" svg:y="1.5cm">
          <draw:text-box>
            <text:p><text:span text:style-name="T1">CSDM</text:span></text:p>
          </draw:text-box>
        </draw:frame>
        <draw:frame draw:style-name="gr10" draw:text-style-name="P4" draw:layer="layout" svg:width="4.4cm" svg:height="0.819cm" svg:x="11cm" svg:y="2.5cm">
          <draw:text-box>
            <text:p><text:span text:style-name="T2">Backward PBM</text:span></text:p>
          </draw:text-box>
        </draw:frame>
        <draw:frame draw:style-name="gr10" draw:text-style-name="P5" draw:layer="layout" svg:width="4.4cm" svg:height="0.819cm" svg:x="11cm" svg:y="3.5cm">
          <draw:text-box>
            <text:p><text:span text:style-name="T3">Forward PBM</text:span></text:p>
          </draw:text-box>
        </draw:frame>
        <draw:frame draw:style-name="gr11" draw:text-style-name="P6" draw:layer="layout" svg:width="2.6cm" svg:height="1.387cm" svg:x="13.3cm" svg:y="14.181cm">
          <draw:text-box>
            <text:p><text:span text:style-name="T4">Climatic novelty</text:span></text:p>
          </draw:text-box>
        </draw:frame>
        <draw:frame draw:style-name="gr12" draw:text-style-name="P6" draw:layer="layout" svg:width="3.5cm" svg:height="1.955cm" draw:transform="rotate (1.5707963267949) translate (0.3cm 3.6cm)">
          <draw:text-box>
            <text:p><text:span text:style-name="T4">Model performance</text:span></text:p>
          </draw:text-box>
        </draw:frame>
        <draw:frame draw:style-name="gr11" draw:text-style-name="P7" draw:layer="layout" svg:width="2.2cm" svg:height="1.387cm" svg:x="-0.1cm" svg:y="9.613cm">
          <draw:text-box>
            <text:p><text:span text:style-name="T5">Critical level</text:span></text:p>
          </draw:text-box>
        </draw:frame>
        <draw:line draw:style-name="gr17" draw:text-style-name="P1" draw:layer="layout" svg:x1="6.1cm" svg:y1="14.2cm" svg:x2="6.1cm" svg:y2="13.8cm">
          <text:p/>
        </draw:line>
        <draw:line draw:style-name="gr18" draw:text-style-name="P1" draw:layer="layout" svg:x1="8.8cm" svg:y1="14.2cm" svg:x2="8.8cm" svg:y2="13.8cm">
          <text:p/>
        </draw:line>
        <draw:line draw:style-name="gr19" draw:text-style-name="P1" draw:layer="layout" svg:x1="11cm" svg:y1="14.2cm" svg:x2="11cm" svg:y2="13.8cm">
          <text:p/>
        </draw:line>
      </draw:page>
      <draw:page draw:name="page3" draw:style-name="dp1" draw:master-page-name="Standard">
        <draw:path draw:style-name="gr1" draw:text-style-name="P1" draw:layer="layout" svg:width="13.303cm" svg:height="12.23cm" draw:transform="skewX (-0.0361283155162826) rotate (-1.51738925168387) translate (14.4898023505116cm 0.00565541827343009cm)" svg:viewBox="0 0 13304 12231" svg:d="M0 12231c13550 1 13304-12231 13304-12231">
          <text:p/>
        </draw:path>
        <draw:path draw:style-name="gr2" draw:text-style-name="P1" draw:layer="layout" svg:width="12.912cm" svg:height="11.777cm" draw:transform="skewX (-0.109606677025244) rotate (-1.41319309533981) translate (13.200932858363cm -0.528327310061279cm)" svg:viewBox="0 0 12913 11778" svg:d="M0 11778c8479 0 12913-11778 12913-11778">
          <text:p/>
        </draw:path>
        <draw:path draw:style-name="gr3" draw:text-style-name="P1" draw:layer="layout" svg:width="9.806cm" svg:height="11.677cm" draw:transform="skewX (0.00174532925199434) rotate (-1.31650185477932) translate (12.8202680834531cm 1.50883891776913cm)" svg:viewBox="0 0 9807 11678" svg:d="M0 11678c6440 0 9807-11678 9807-11678">
          <text:p/>
        </draw:path>
        <draw:custom-shape draw:style-name="gr4" draw:text-style-name="P2" draw:layer="layout" svg:width="1.2cm" svg:height="5.6cm" svg:x="1.1cm" svg:y="2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0.8cm" svg:x2="2cm" svg:y2="14cm">
          <text:p/>
        </draw:line>
        <draw:custom-shape draw:style-name="gr4" draw:text-style-name="P2" draw:layer="layout" svg:width="1.2cm" svg:height="5.6cm" svg:x="14.4cm" svg:y="7.9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1cm" svg:y1="10.4cm" svg:x2="6.1cm" svg:y2="14.001cm">
          <text:p/>
        </draw:line>
        <draw:line draw:style-name="gr14" draw:text-style-name="P1" draw:layer="layout" svg:x1="8.8cm" svg:y1="10.4cm" svg:x2="8.8cm" svg:y2="14.001cm">
          <text:p/>
        </draw:line>
        <draw:line draw:style-name="gr15" draw:text-style-name="P1" draw:layer="layout" svg:x1="11cm" svg:y1="10.5cm" svg:x2="11cm" svg:y2="14.001cm">
          <text:p/>
        </draw:line>
        <draw:line draw:style-name="gr16" draw:text-style-name="P1" draw:layer="layout" svg:x1="2cm" svg:y1="10.4cm" svg:x2="15cm" svg:y2="10.5cm">
          <text:p/>
        </draw:line>
        <draw:line draw:style-name="gr6" draw:text-style-name="P1" draw:layer="layout" svg:x1="15.2cm" svg:y1="14.001cm" svg:x2="2cm" svg:y2="14.001cm">
          <text:p/>
        </draw:line>
        <draw:line draw:style-name="gr7" draw:text-style-name="P1" draw:layer="layout" svg:x1="10cm" svg:y1="2cm" svg:x2="11cm" svg:y2="2cm">
          <text:p/>
        </draw:line>
        <draw:line draw:style-name="gr8" draw:text-style-name="P1" draw:layer="layout" svg:x1="10cm" svg:y1="3cm" svg:x2="11cm" svg:y2="3cm">
          <text:p/>
        </draw:line>
        <draw:line draw:style-name="gr9" draw:text-style-name="P1" draw:layer="layout" svg:x1="10cm" svg:y1="4cm" svg:x2="11cm" svg:y2="4cm">
          <text:p/>
        </draw:line>
        <draw:frame draw:style-name="gr10" draw:text-style-name="P3" draw:layer="layout" svg:width="3.6cm" svg:height="0.819cm" svg:x="11cm" svg:y="1.5cm">
          <draw:text-box>
            <text:p><text:span text:style-name="T1">CSDM</text:span></text:p>
          </draw:text-box>
        </draw:frame>
        <draw:frame draw:style-name="gr10" draw:text-style-name="P4" draw:layer="layout" svg:width="4.4cm" svg:height="0.819cm" svg:x="11cm" svg:y="2.5cm">
          <draw:text-box>
            <text:p><text:span text:style-name="T2">Backward PBM</text:span></text:p>
          </draw:text-box>
        </draw:frame>
        <draw:frame draw:style-name="gr10" draw:text-style-name="P5" draw:layer="layout" svg:width="4.4cm" svg:height="0.819cm" svg:x="11cm" svg:y="3.5cm">
          <draw:text-box>
            <text:p><text:span text:style-name="T3">Forward PBM</text:span></text:p>
          </draw:text-box>
        </draw:frame>
        <draw:frame draw:style-name="gr11" draw:text-style-name="P6" draw:layer="layout" svg:width="2.6cm" svg:height="1.387cm" svg:x="13.3cm" svg:y="14.181cm">
          <draw:text-box>
            <text:p><text:span text:style-name="T4">Climatic novelty</text:span></text:p>
          </draw:text-box>
        </draw:frame>
        <draw:frame draw:style-name="gr12" draw:text-style-name="P6" draw:layer="layout" svg:width="3.5cm" svg:height="1.955cm" draw:transform="rotate (1.5707963267949) translate (0.3cm 3.6cm)">
          <draw:text-box>
            <text:p><text:span text:style-name="T4">Model performance</text:span></text:p>
          </draw:text-box>
        </draw:frame>
        <draw:frame draw:style-name="gr11" draw:text-style-name="P7" draw:layer="layout" svg:width="2.2cm" svg:height="1.387cm" svg:x="-0.1cm" svg:y="9.613cm">
          <draw:text-box>
            <text:p><text:span text:style-name="T5">Critical level</text:span></text:p>
          </draw:text-box>
        </draw:frame>
        <draw:line draw:style-name="gr17" draw:text-style-name="P1" draw:layer="layout" svg:x1="6.1cm" svg:y1="14.2cm" svg:x2="6.1cm" svg:y2="13.8cm">
          <text:p/>
        </draw:line>
        <draw:line draw:style-name="gr18" draw:text-style-name="P1" draw:layer="layout" svg:x1="8.8cm" svg:y1="14.2cm" svg:x2="8.8cm" svg:y2="13.8cm">
          <text:p/>
        </draw:line>
        <draw:line draw:style-name="gr19" draw:text-style-name="P1" draw:layer="layout" svg:x1="11cm" svg:y1="14.2cm" svg:x2="11cm" svg:y2="13.8cm">
          <text:p/>
        </draw:line>
        <draw:frame draw:style-name="gr20" draw:text-style-name="P8" draw:layer="layout" svg:width="5.3cm" svg:height="1.539cm" svg:x="6.2cm" svg:y="14.713cm">
          <draw:text-box>
            <text:p><text:span text:style-name="T6">Forecast horizons</text:span><text:span text:style-name="T7"> </text:span></text:p>
          </draw:text-box>
        </draw:frame>
        <draw:custom-shape draw:style-name="gr21" draw:text-style-name="P9" draw:layer="layout" svg:width="6.6cm" svg:height="1.373cm" svg:x="5.3cm" svg:y="13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22" draw:text-style-name="P10" draw:layer="layout" svg:width="3.2cm" svg:height="12.9cm" svg:x="3.3cm" svg:y="1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2.9cm" svg:x="2.3cm" svg:y="1.1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3.303cm" svg:height="12.23cm" draw:transform="skewX (-0.0361283155162826) rotate (-1.51738925168387) translate (14.4898023505116cm 0.00565541827343009cm)" svg:viewBox="0 0 13304 12231" svg:d="M0 12231c13550 1 13304-12231 13304-12231">
          <text:p/>
        </draw:path>
        <draw:path draw:style-name="gr2" draw:text-style-name="P1" draw:layer="layout" svg:width="12.912cm" svg:height="11.777cm" draw:transform="skewX (-0.109606677025244) rotate (-1.41319309533981) translate (13.200932858363cm -0.528327310061279cm)" svg:viewBox="0 0 12913 11778" svg:d="M0 11778c8479 0 12913-11778 12913-11778">
          <text:p/>
        </draw:path>
        <draw:path draw:style-name="gr3" draw:text-style-name="P1" draw:layer="layout" svg:width="9.806cm" svg:height="11.677cm" draw:transform="skewX (0.00174532925199434) rotate (-1.31650185477932) translate (12.8202680834531cm 1.50883891776913cm)" svg:viewBox="0 0 9807 11678" svg:d="M0 11678c6440 0 9807-11678 9807-11678">
          <text:p/>
        </draw:path>
        <draw:custom-shape draw:style-name="gr4" draw:text-style-name="P2" draw:layer="layout" svg:width="1.2cm" svg:height="5.6cm" svg:x="1.1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5.6cm" svg:x="14.4cm" svg:y="7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2cm" svg:y1="14.001cm" svg:x2="2cm" svg:y2="14.001cm">
          <text:p/>
        </draw:line>
        <draw:frame draw:style-name="gr11" draw:text-style-name="P6" draw:layer="layout" svg:width="2.6cm" svg:height="1.387cm" svg:x="13.3cm" svg:y="14.181cm">
          <draw:text-box>
            <text:p text:style-name="P12"><text:span text:style-name="T4">Climatic novelty</text:span></text:p>
          </draw:text-box>
        </draw:frame>
        <draw:frame draw:style-name="gr24" draw:text-style-name="P6" draw:layer="layout" svg:width="3.5cm" svg:height="1.387cm" draw:transform="rotate (1.5707963267949) translate (0.3cm 3.6cm)">
          <draw:text-box>
            <text:p text:style-name="P12"><text:span text:style-name="T4">Model performance</text:span></text:p>
          </draw:text-box>
        </draw:frame>
        <draw:line draw:style-name="gr5" draw:text-style-name="P1" draw:layer="layout" svg:x1="2cm" svg:y1="0.8cm" svg:x2="2cm" svg:y2="14cm">
          <text:p/>
        </draw:line>
        <draw:custom-shape draw:style-name="gr25" draw:text-style-name="P13" draw:layer="layout" svg:width="7.9cm" svg:height="12.9cm" svg:x="6.5cm" svg:y="1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07cm" svg:height="1.7cm" svg:x="6.9cm" svg:y="0.7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8cm" svg:height="1.387cm" svg:x="9.2cm" svg:y="0.801cm">
          <draw:text-box>
            <text:p text:style-name="P14"><text:span text:style-name="T8">Domain where the model projections are the « best »</text:span></text:p>
          </draw:text-box>
        </draw:frame>
        <draw:custom-shape draw:style-name="gr28" draw:text-style-name="P16" draw:layer="layout" svg:width="0.6cm" svg:height="1cm" svg:x="7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0.6cm" svg:height="1cm" svg:x="7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0.6cm" svg:height="1cm" svg:x="8.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1.8cm" svg:height="1cm" svg:x="7.20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32" draw:text-style-name="P13" draw:layer="layout" svg:width="6.9cm" svg:height="12.9cm" svg:x="4.1cm" svg:y="1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1.8cm" svg:height="12.9cm" svg:x="2.3cm" svg:y="1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1cm" svg:height="12.9cm" svg:x="4.3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cm" svg:height="12.9cm" svg:x="4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cm" svg:height="12.9cm" svg:x="5.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cm" svg:height="12.9cm" svg:x="5.5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cm" svg:height="12.9cm" svg:x="5.9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13.303cm" svg:height="12.23cm" draw:transform="skewX (-0.0361283155162826) rotate (-1.51738925168387) translate (14.4898023505116cm 0.00565541827343009cm)" svg:viewBox="0 0 13304 12231" svg:d="M0 12231c13550 1 13304-12231 13304-12231">
          <text:p/>
        </draw:path>
        <draw:path draw:style-name="gr3" draw:text-style-name="P1" draw:layer="layout" svg:width="9.806cm" svg:height="11.677cm" draw:transform="skewX (0.00174532925199434) rotate (-1.31650185477932) translate (12.8202680834531cm 1.50883891776913cm)" svg:viewBox="0 0 9807 11678" svg:d="M0 11678c6440 0 9807-11678 9807-11678">
          <text:p/>
        </draw:path>
        <draw:custom-shape draw:style-name="gr4" draw:text-style-name="P2" draw:layer="layout" svg:width="1.2cm" svg:height="5.6cm" svg:x="1.1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5.6cm" svg:x="14.4cm" svg:y="7.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6cm" svg:height="1.387cm" svg:x="13.3cm" svg:y="14.181cm">
          <draw:text-box>
            <text:p text:style-name="P12"><text:span text:style-name="T4">Climatic novelty</text:span></text:p>
          </draw:text-box>
        </draw:frame>
        <draw:frame draw:style-name="gr24" draw:text-style-name="P6" draw:layer="layout" svg:width="3.5cm" svg:height="1.387cm" draw:transform="rotate (1.5707963267949) translate (0.3cm 3.6cm)">
          <draw:text-box>
            <text:p text:style-name="P12"><text:span text:style-name="T4">Model performance</text:span></text:p>
          </draw:text-box>
        </draw:frame>
        <draw:line draw:style-name="gr5" draw:text-style-name="P1" draw:layer="layout" svg:x1="2cm" svg:y1="0.8cm" svg:x2="2cm" svg:y2="14cm">
          <text:p/>
        </draw:line>
        <draw:line draw:style-name="gr13" draw:text-style-name="P1" draw:layer="layout" svg:x1="6.1cm" svg:y1="10.413cm" svg:x2="6.1cm" svg:y2="14.014cm">
          <text:p/>
        </draw:line>
        <draw:line draw:style-name="gr15" draw:text-style-name="P1" draw:layer="layout" svg:x1="11cm" svg:y1="10.513cm" svg:x2="11cm" svg:y2="14.014cm">
          <text:p/>
        </draw:line>
        <draw:line draw:style-name="gr17" draw:text-style-name="P1" draw:layer="layout" svg:x1="6.1cm" svg:y1="14.213cm" svg:x2="6.1cm" svg:y2="13.813cm">
          <text:p/>
        </draw:line>
        <draw:line draw:style-name="gr6" draw:text-style-name="P1" draw:layer="layout" svg:x1="15.2cm" svg:y1="14.001cm" svg:x2="2cm" svg:y2="14.001cm">
          <text:p/>
        </draw:line>
        <draw:line draw:style-name="gr19" draw:text-style-name="P1" draw:layer="layout" svg:x1="11cm" svg:y1="14.213cm" svg:x2="11cm" svg:y2="13.813cm">
          <text:p/>
        </draw:line>
        <draw:custom-shape draw:style-name="gr35" draw:text-style-name="P21" draw:layer="layout" svg:width="0.1cm" svg:height="12.9cm" svg:x="3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1cm" svg:height="12.9cm" svg:x="3.3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1cm" svg:height="12.9cm" svg:x="2.9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1cm" svg:height="12.9cm" svg:x="2.5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0.5cm" svg:height="3.3cm" svg:x="4.893cm" svg:y="0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0.9cm" svg:height="1cm" svg:x="5.193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0.9cm" svg:height="1cm" svg:x="6.093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1.8cm" svg:height="1cm" svg:x="5.193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0.107cm" svg:height="1cm" svg:x="5.193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0.107cm" svg:height="1cm" svg:x="5.593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0.1cm" svg:height="1cm" svg:x="5.993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107cm" svg:height="1cm" svg:x="6.886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107cm" svg:height="1cm" svg:x="6.493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1.8cm" svg:height="1cm" svg:x="5.193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8.4cm" svg:height="1.955cm" svg:x="7.193cm" svg:y="0.6cm">
          <draw:text-box>
            <text:p text:style-name="P14"><text:span text:style-name="T8">Domain where the model projections are the « best » and are </text:span><text:span text:style-name="T9">« useful »</text:span></text:p>
          </draw:text-box>
        </draw:frame>
        <draw:frame draw:style-name="gr27" draw:text-style-name="P15" draw:layer="layout" svg:width="7.8cm" svg:height="1.387cm" svg:x="7.193cm" svg:y="2.201cm">
          <draw:text-box>
            <text:p text:style-name="P14"><text:span text:style-name="T8">Domain where the model projections are « useful»</text:span></text:p>
          </draw:text-box>
        </draw:frame>
        <draw:custom-shape draw:style-name="gr40" draw:text-style-name="P23" draw:layer="layout" svg:width="0.1cm" svg:height="1cm" svg:x="6.093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26" draw:text-style-name="P2" draw:layer="layout" svg:width="8.207cm" svg:height="1.7cm" svg:x="0.693cm" svg:y="4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6.107cm" svg:height="1.387cm" svg:x="2.993cm" svg:y="4.601cm">
          <draw:text-box>
            <text:p text:style-name="P14"><text:span text:style-name="T8">Domain where the model projections are the « best »</text:span></text:p>
          </draw:text-box>
        </draw:frame>
        <draw:custom-shape draw:style-name="gr42" draw:text-style-name="P25" draw:layer="layout" svg:width="1.8cm" svg:height="1cm" svg:x="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0.5cm" svg:height="3.3cm" svg:x="1cm" svg:y="7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1.8cm" svg:height="1cm" svg:x="1.3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6" draw:layer="layout" svg:width="0.2cm" svg:height="1cm" svg:x="1.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6" draw:layer="layout" svg:width="0.2cm" svg:height="1cm" svg:x="1.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6" draw:layer="layout" svg:width="0.2cm" svg:height="1cm" svg:x="2.1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6" draw:layer="layout" svg:width="0.2cm" svg:height="1cm" svg:x="2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6" draw:layer="layout" svg:width="0.2cm" svg:height="1cm" svg:x="2.9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1.8cm" svg:height="1cm" svg:x="1.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8.4cm" svg:height="1.955cm" svg:x="3.3cm" svg:y="7.7cm">
          <draw:text-box>
            <text:p text:style-name="P14"><text:span text:style-name="T8">Domain where the model projections are the « best » and are </text:span><text:span text:style-name="T9">« useful »</text:span></text:p>
          </draw:text-box>
        </draw:frame>
        <draw:frame draw:style-name="gr27" draw:text-style-name="P15" draw:layer="layout" svg:width="7.8cm" svg:height="1.387cm" svg:x="3.3cm" svg:y="9.301cm">
          <draw:text-box>
            <text:p text:style-name="P14"><text:span text:style-name="T8">Domain where the model projections are the « best»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0T17:02:32.815000000</meta:creation-date>
    <dc:date>2021-11-10T18:27:38.683000000</dc:date>
    <meta:editing-duration>PT57M47S</meta:editing-duration>
    <meta:editing-cycles>17</meta:editing-cycles>
    <meta:generator>LibreOffice/6.4.0.3$Windows_X86_64 LibreOffice_project/b0a288ab3d2d4774cb44b62f04d5d28733ac6df8</meta:generator>
    <meta:document-statistic meta:object-count="130"/>
  </office:meta>
</office:document-meta>
</file>